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l objetivo de la actividad es realizar un proyecto de instalación de una pequeña red local.</text:p>
      <text:p text:style-name="Text_20_body">La red se despliega en una aula de Informática de 9 x 9 m. con 31 puestos de trabajo.</text:p>
      <text:p text:style-name="Text_20_body">Debes entregar:</text:p>
      <text:p text:style-name="Text_20_body">Plano con la ubicación de los puestos de trabajo dentro de la sala, las canaletas usadas, los paneles y torres de mecanismos y el armario de comunicaciones.</text:p>
      <text:p text:style-name="Text_20_body">Memoria de materiales de red utilizados, describiendo sus características principales.</text:p>
      <text:p text:style-name="Text_20_body">Presupuesto de los materiales necesarios para el montaje de la red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0:04:07.235941993</meta:creation-date>
    <dc:date>2024-10-02T10:04:30.981876776</dc:date>
    <meta:editing-duration>PT24S</meta:editing-duration>
    <meta:editing-cycles>1</meta:editing-cycles>
    <meta:document-statistic meta:table-count="0" meta:image-count="0" meta:object-count="0" meta:page-count="1" meta:paragraph-count="6" meta:word-count="85" meta:character-count="500" meta:non-whitespace-character-count="421"/>
    <meta:generator>LibreOffice/7.4.7.2$Linux_X86_64 LibreOffice_project/40$Build-2</meta:generator>
  </office:meta>
</office:document-meta>
</file>